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2350416">
          <text:insertion>
            <office:change-info>
              <dc:creator>Gauthier Bastien</dc:creator>
              <dc:date>2012-03-16T14:35:00</dc:date>
            </office:change-info>
          </text:insertion>
        </text:changed-region>
        <text:changed-region text:id="ct162350184">
          <text:insertion>
            <office:change-info>
              <dc:creator>Gauthier Bastien</dc:creator>
              <dc:date>2012-03-16T14:36:00</dc:date>
            </office:change-info>
          </text:insertion>
        </text:changed-region>
        <text:changed-region text:id="ct162350672">
          <text:insertion>
            <office:change-info>
              <dc:creator>Gauthier Bastien</dc:creator>
              <dc:date>2012-03-16T14:36:00</dc:date>
            </office:change-info>
          </text:insertion>
        </text:changed-region>
        <text:changed-region text:id="ct16253162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254808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2552528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2561416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V. COMMISSION DE L'ADMINISTRATION GENERALE</text:p>
      <text:p text:style-name="P3">(<text:change-start text:change-id="ct162350416"/>self.utranslate("weekday_%s" % self.getPreMeetingDate_4().aDay().lower(), domain="plonelocales")<text:change-end text:change-id="ct162350416"/> <text:change-start text:change-id="ct162350184"/>tool.formatDate(self.getPreMeetingDate_4(), withHour=True)<text:change-end text:change-id="ct162350184"/>, <text:change-start text:change-id="ct162350672"/>self.getPreMeetingPlace_4()<text:change-end text:change-id="ct162350672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4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['commission-ag',], renumber=True)</text:span></text:p></office:annotation></text:span><text:change-start text:change-id="ct162531624"/><text:span text:style-name="T1">item[0]</text:span><text:change-end text:change-id="ct162531624"/><text:span text:style-name="T1">. </text:span><text:change-start text:change-id="ct162548088"/><text:span text:style-name="T1">item[1].Title()</text:span><text:change-end text:change-id="ct1625480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2">do text if </text:span><text:span text:style-name="T3">self.adapted().getPrintableItems(itemUids, categories=['commission-ag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['commission-ag-1er-supplement',], renumber=True, firstNumber=len(</text:span><text:span text:style-name="T3">self.adapted().getPrintableItems(itemUids, categories=['commission-ag',], renumber=True)</text:span><text:span text:style-name="T2">)+1)</text:span></text:p></office:annotation></text:span><text:change-start text:change-id="ct162552528"/><text:span text:style-name="T1">item[0]</text:span><text:change-end text:change-id="ct162552528"/><text:span text:style-name="T1">. </text:span><text:change-start text:change-id="ct162561416"/><text:span text:style-name="T1">item[1].Title()</text:span><text:change-end text:change-id="ct16256141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39:05</dc:date>
    <dc:creator>Gauthier Bastien</dc:creator>
    <meta:editing-duration>PT03H12M09S</meta:editing-duration>
    <meta:editing-cycles>50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27" meta:character-count="381"/>
  </office:meta>
</office:document-meta>
</file>